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EntityTests.equalityWith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EntityTests.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EntityTests.uriExpa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EntityTests.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EntityTests.equalityWith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EntityTests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EntityTests.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EntityTests.uriVariablesExpan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Entity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